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2.9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1cm" fo:min-width="1.695cm"/>
    </style:style>
    <style:style style:name="gr5" style:family="graphic" style:parent-style-name="standard">
      <style:graphic-properties draw:textarea-horizontal-align="justify" draw:textarea-vertical-align="middle" draw:auto-grow-height="false" fo:min-height="2.025cm" fo:min-width="9.7cm"/>
    </style:style>
    <style:style style:name="gr6" style:family="graphic" style:parent-style-name="standard">
      <style:graphic-properties draw:textarea-horizontal-align="justify" draw:textarea-vertical-align="middle" draw:auto-grow-height="false" fo:min-height="2.024cm" fo:min-width="9.7cm"/>
    </style:style>
    <style:style style:name="gr7" style:family="graphic" style:parent-style-name="standard">
      <style:graphic-properties draw:fill="solid" draw:fill-color="#cfe7e5" draw:textarea-horizontal-align="justify" draw:textarea-vertical-align="middle" draw:auto-grow-height="false" fo:min-height="4.45cm" fo:min-width="7.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cm" fo:min-width="2.3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cm" fo:min-width="2.6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cm" fo:min-width="3.2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cm" fo:min-width="2.7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cm" fo:min-width="7.148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="solid" draw:fill-color="#e6e6ff" draw:textarea-horizontal-align="justify" draw:textarea-vertical-align="middle" draw:auto-grow-height="false" fo:min-height="10.85cm" fo:min-width="21.9cm"/>
    </style:style>
    <style:style style:name="gr18" style:family="graphic" style:parent-style-name="standard">
      <style:graphic-properties draw:fill="solid" draw:fill-color="#cfe7e5" draw:textarea-horizontal-align="justify" draw:textarea-vertical-align="middle" draw:auto-grow-height="false" fo:min-height="2.75cm" fo:min-width="5cm"/>
    </style:style>
    <style:style style:name="gr19" style:family="graphic" style:parent-style-name="standard">
      <style:graphic-properties draw:stroke="none" svg:stroke-color="#000000" draw:fill="none" draw:fill-color="#ffffff" fo:min-height="0.8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1cm" fo:min-width="1.69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2.326cm"/>
    </style:style>
    <style:style style:name="gr22" style:family="graphic">
      <style:graphic-properties draw:textarea-horizontal-align="justify" draw:textarea-vertical-align="middle" draw:auto-grow-height="false" fo:min-height="2.024cm" fo:min-width="9.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24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69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2.95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953cm"/>
    </style:style>
    <style:style style:name="gr27" style:family="graphic" style:parent-style-name="standard">
      <style:graphic-properties draw:textarea-horizontal-align="justify" draw:textarea-vertical-align="middle" draw:auto-grow-height="false" fo:min-height="0.7cm" fo:min-width="0.95cm"/>
    </style:style>
    <style:style style:name="gr28" style:family="graphic" style:parent-style-name="standard">
      <style:graphic-properties draw:textarea-horizontal-align="justify" draw:textarea-vertical-align="middle" draw:auto-grow-height="false" fo:min-height="1.25cm" fo:min-width="7.9cm"/>
    </style:style>
    <style:style style:name="gr29" style:family="graphic" style:parent-style-name="standard">
      <style:graphic-properties draw:textarea-horizontal-align="justify" draw:textarea-vertical-align="middle" draw:auto-grow-height="false" fo:min-height="0.7cm" fo:min-width="1.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8pt" fo:font-weight="bold" style:font-weight-asian="bold" style:font-weight-complex="bold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en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9cm" svg:height="1.673cm" svg:x="1.4cm" svg:y="1.227cm">
          <draw:text-box>
            <text:p text:style-name="P1"><text:span text:style-name="T1">Step chaining example:</text:span></text:p>
            <text:p text:style-name="P1"><text:span text:style-name="T1">px:nordic-dtbook-to-epub3</text:span></text:p>
          </draw:text-box>
        </draw:frame>
        <draw:g>
          <draw:line draw:style-name="gr2" draw:text-style-name="P2" draw:layer="layout" svg:x1="7.568cm" svg:y1="39.3cm" svg:x2="8.149cm" svg:y2="39.9cm">
            <text:p/>
          </draw:line>
          <draw:line draw:style-name="gr2" draw:text-style-name="P2" draw:layer="layout" svg:x1="8.149cm" svg:y1="39.9cm" svg:x2="8.73cm" svg:y2="39.3cm">
            <text:p/>
          </draw:line>
        </draw:g>
        <draw:frame draw:style-name="gr3" draw:layer="layout" svg:width="3.719cm" svg:height="0.962cm" svg:x="6.6cm" svg:y="39.9cm">
          <draw:text-box>
            <text:p>html-report</text:p>
          </draw:text-box>
        </draw:frame>
        <draw:g>
          <draw:line draw:style-name="gr2" draw:text-style-name="P2" draw:layer="layout" svg:x1="24.237cm" svg:y1="39.326cm" svg:x2="24.818cm" svg:y2="39.831cm">
            <text:p/>
          </draw:line>
          <draw:line draw:style-name="gr2" draw:text-style-name="P2" draw:layer="layout" svg:x1="24.818cm" svg:y1="39.831cm" svg:x2="25.399cm" svg:y2="39.326cm">
            <text:p/>
          </draw:line>
        </draw:g>
        <draw:frame draw:style-name="gr4" draw:layer="layout" svg:width="2.429cm" svg:height="1.021cm" svg:x="23.871cm" svg:y="39.779cm">
          <draw:text-box>
            <text:p>status</text:p>
          </draw:text-box>
        </draw:frame>
        <draw:custom-shape draw:style-name="gr5" draw:text-style-name="P2" xml:id="id3" draw:id="id3" draw:layer="layout" svg:width="10.2cm" svg:height="2.275cm" svg:x="17.3cm" svg:y="8.465cm">
          <draw:glue-point draw:id="4" svg:x="-3.852cm" svg:y="-5cm"/>
          <draw:glue-point draw:id="5" svg:x="-2.622cm" svg:y="-5cm"/>
          <draw:glue-point draw:id="6" svg:x="-1.311cm" svg:y="-5cm"/>
          <draw:glue-point draw:id="7" svg:x="2.459cm" svg:y="-5cm"/>
          <draw:glue-point draw:id="8" svg:x="3.688cm" svg:y="-5cm"/>
          <draw:glue-point draw:id="9" svg:x="1.311cm" svg:y="-5cm"/>
          <draw:glue-point draw:id="10" svg:x="-2.54cm" svg:y="5cm"/>
          <draw:glue-point draw:id="11" svg:x="-1.229cm" svg:y="5cm"/>
          <draw:glue-point draw:id="12" svg:x="-3.77cm" svg:y="5cm"/>
          <draw:glue-point draw:id="13" svg:x="2.622cm" svg:y="5cm"/>
          <draw:glue-point draw:id="14" svg:x="1.393cm" svg:y="5cm"/>
          <draw:glue-point draw:id="15" svg:x="3.852cm" svg:y="5cm"/>
          <draw:glue-point draw:id="16" svg:x="5cm" svg:y="2.777cm"/>
          <draw:glue-point draw:id="17" svg:x="5cm" svg:y="-2.407cm"/>
          <draw:glue-point draw:id="18" svg:x="-5cm" svg:y="-2.407cm"/>
          <draw:glue-point draw:id="19" svg:x="-5cm" svg:y="2.407cm"/>
          <text:p text:style-name="P2">px:nordic-dtbook-to-html.ste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" draw:id="id2" draw:layer="layout" svg:width="10.2cm" svg:height="2.274cm" svg:x="17.3cm" svg:y="2.4cm">
          <draw:glue-point draw:id="4" svg:x="-3.852cm" svg:y="-5cm"/>
          <draw:glue-point draw:id="5" svg:x="-2.622cm" svg:y="-5cm"/>
          <draw:glue-point draw:id="6" svg:x="-1.311cm" svg:y="-5cm"/>
          <draw:glue-point draw:id="7" svg:x="2.459cm" svg:y="-5cm"/>
          <draw:glue-point draw:id="8" svg:x="3.688cm" svg:y="-5cm"/>
          <draw:glue-point draw:id="9" svg:x="1.311cm" svg:y="-5cm"/>
          <draw:glue-point draw:id="10" svg:x="-2.54cm" svg:y="5cm"/>
          <draw:glue-point draw:id="11" svg:x="-1.229cm" svg:y="5cm"/>
          <draw:glue-point draw:id="12" svg:x="-3.77cm" svg:y="5cm"/>
          <draw:glue-point draw:id="13" svg:x="2.622cm" svg:y="5cm"/>
          <draw:glue-point draw:id="14" svg:x="1.393cm" svg:y="5cm"/>
          <draw:glue-point draw:id="15" svg:x="3.852cm" svg:y="5cm"/>
          <draw:glue-point draw:id="16" svg:x="5cm" svg:y="2.777cm"/>
          <draw:glue-point draw:id="17" svg:x="5cm" svg:y="-2.407cm"/>
          <draw:glue-point draw:id="18" svg:x="-5cm" svg:y="-2.407cm"/>
          <draw:glue-point draw:id="19" svg:x="-5cm" svg:y="2.407cm"/>
          <text:p text:style-name="P2">px:nordic-dtbook-validate.ste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" draw:id="id4" draw:layer="layout" svg:width="10.2cm" svg:height="2.275cm" svg:x="17.3cm" svg:y="14.53cm">
          <draw:glue-point draw:id="4" svg:x="-3.852cm" svg:y="-5cm"/>
          <draw:glue-point draw:id="5" svg:x="-2.622cm" svg:y="-5cm"/>
          <draw:glue-point draw:id="6" svg:x="-1.311cm" svg:y="-5cm"/>
          <draw:glue-point draw:id="7" svg:x="2.459cm" svg:y="-5cm"/>
          <draw:glue-point draw:id="8" svg:x="3.688cm" svg:y="-5cm"/>
          <draw:glue-point draw:id="9" svg:x="1.311cm" svg:y="-5cm"/>
          <draw:glue-point draw:id="10" svg:x="-2.54cm" svg:y="5cm"/>
          <draw:glue-point draw:id="11" svg:x="-1.229cm" svg:y="5cm"/>
          <draw:glue-point draw:id="12" svg:x="-3.77cm" svg:y="5cm"/>
          <draw:glue-point draw:id="13" svg:x="2.622cm" svg:y="5cm"/>
          <draw:glue-point draw:id="14" svg:x="1.393cm" svg:y="5cm"/>
          <draw:glue-point draw:id="15" svg:x="3.852cm" svg:y="5cm"/>
          <draw:glue-point draw:id="16" svg:x="5cm" svg:y="2.777cm"/>
          <draw:glue-point draw:id="17" svg:x="5cm" svg:y="-2.407cm"/>
          <draw:glue-point draw:id="18" svg:x="-5cm" svg:y="-2.407cm"/>
          <draw:glue-point draw:id="19" svg:x="-5cm" svg:y="2.407cm"/>
          <text:p text:style-name="P2">px:nordic-html-validate.ste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5" draw:id="id5" draw:layer="layout" svg:width="10.2cm" svg:height="2.275cm" svg:x="17.3cm" svg:y="20.595cm">
          <draw:glue-point draw:id="4" svg:x="-3.852cm" svg:y="-5cm"/>
          <draw:glue-point draw:id="5" svg:x="-2.622cm" svg:y="-5cm"/>
          <draw:glue-point draw:id="6" svg:x="-1.311cm" svg:y="-5cm"/>
          <draw:glue-point draw:id="7" svg:x="2.459cm" svg:y="-5cm"/>
          <draw:glue-point draw:id="8" svg:x="3.688cm" svg:y="-5cm"/>
          <draw:glue-point draw:id="9" svg:x="1.311cm" svg:y="-5cm"/>
          <draw:glue-point draw:id="10" svg:x="-2.54cm" svg:y="5cm"/>
          <draw:glue-point draw:id="11" svg:x="-1.229cm" svg:y="5cm"/>
          <draw:glue-point draw:id="12" svg:x="-3.77cm" svg:y="5cm"/>
          <draw:glue-point draw:id="13" svg:x="2.622cm" svg:y="5cm"/>
          <draw:glue-point draw:id="14" svg:x="1.393cm" svg:y="5cm"/>
          <draw:glue-point draw:id="15" svg:x="3.852cm" svg:y="5cm"/>
          <draw:glue-point draw:id="16" svg:x="5cm" svg:y="2.777cm"/>
          <draw:glue-point draw:id="17" svg:x="5cm" svg:y="-2.407cm"/>
          <draw:glue-point draw:id="18" svg:x="-5cm" svg:y="-2.407cm"/>
          <draw:glue-point draw:id="19" svg:x="-5cm" svg:y="2.407cm"/>
          <text:p text:style-name="P2">px:nordic-html-to-epub3.step</text:p>
          <draw:enhanced-geometry svg:viewBox="0 0 21600 21600" draw:mirror-horizontal="false" draw:mirror-vertical="false" draw:type="rectangle" draw:enhanced-path="M 0 0 L 21600 0 21600 21600 0 21600 0 0 Z N"/>
        </draw:custom-shape>
        <draw:g xml:id="id1" draw:id="id1">
          <draw:custom-shape draw:style-name="gr7" draw:text-style-name="P2" draw:layer="layout" svg:width="8.2cm" svg:height="4.7cm" svg:x="1.5cm" svg:y="4.3cm">
            <text:p/>
            <draw:enhanced-geometry svg:viewBox="0 0 21600 21600" draw:type="rectangle" draw:enhanced-path="M 0 0 L 21600 0 21600 21600 0 21600 0 0 Z N"/>
          </draw:custom-shape>
          <draw:frame draw:style-name="gr8" draw:layer="layout" svg:width="2.5cm" svg:height="0.962cm" svg:x="1.7cm" svg:y="5.212cm">
            <draw:text-box>
              <text:p>dtbook</text:p>
            </draw:text-box>
          </draw:frame>
          <draw:frame draw:style-name="gr9" draw:layer="layout" svg:width="2.826cm" svg:height="0.962cm" svg:x="1.7cm" svg:y="7.082cm">
            <draw:text-box>
              <text:p>temp-dir</text:p>
            </draw:text-box>
          </draw:frame>
          <draw:frame draw:style-name="gr10" draw:layer="layout" svg:width="3.177cm" svg:height="0.962cm" svg:x="1.7cm" svg:y="7.702cm">
            <draw:text-box>
              <text:p>output-dir</text:p>
            </draw:text-box>
          </draw:frame>
          <draw:frame draw:style-name="gr11" draw:layer="layout" svg:width="3.741cm" svg:height="0.962cm" svg:x="1.7cm" svg:y="6.461cm">
            <draw:text-box>
              <text:p>assert-valid</text:p>
            </draw:text-box>
          </draw:frame>
          <draw:frame draw:style-name="gr12" draw:layer="layout" svg:width="3.245cm" svg:height="0.962cm" svg:x="1.7cm" svg:y="4.6cm">
            <draw:text-box>
              <text:p>no-legacy</text:p>
            </draw:text-box>
          </draw:frame>
          <draw:frame draw:style-name="gr13" draw:layer="layout" svg:width="7.648cm" svg:height="0.962cm" svg:x="1.7cm" svg:y="5.841cm">
            <draw:text-box>
              <text:p>discard-intermediary-html</text:p>
            </draw:text-box>
          </draw:frame>
        </draw:g>
        <draw:custom-shape draw:style-name="gr5" draw:text-style-name="P2" xml:id="id6" draw:id="id6" draw:layer="layout" svg:width="10.2cm" svg:height="2.275cm" svg:x="17.3cm" svg:y="26.66cm">
          <draw:glue-point draw:id="4" svg:x="-3.852cm" svg:y="-5cm"/>
          <draw:glue-point draw:id="5" svg:x="-2.622cm" svg:y="-5cm"/>
          <draw:glue-point draw:id="6" svg:x="-1.311cm" svg:y="-5cm"/>
          <draw:glue-point draw:id="7" svg:x="2.459cm" svg:y="-5cm"/>
          <draw:glue-point draw:id="8" svg:x="3.688cm" svg:y="-5cm"/>
          <draw:glue-point draw:id="9" svg:x="1.311cm" svg:y="-5cm"/>
          <draw:glue-point draw:id="10" svg:x="-2.54cm" svg:y="5cm"/>
          <draw:glue-point draw:id="11" svg:x="-1.229cm" svg:y="5cm"/>
          <draw:glue-point draw:id="12" svg:x="-3.77cm" svg:y="5cm"/>
          <draw:glue-point draw:id="13" svg:x="2.622cm" svg:y="5cm"/>
          <draw:glue-point draw:id="14" svg:x="1.393cm" svg:y="5cm"/>
          <draw:glue-point draw:id="15" svg:x="3.852cm" svg:y="5cm"/>
          <draw:glue-point draw:id="16" svg:x="5cm" svg:y="2.777cm"/>
          <draw:glue-point draw:id="17" svg:x="5cm" svg:y="-2.407cm"/>
          <draw:glue-point draw:id="18" svg:x="-5cm" svg:y="-2.407cm"/>
          <draw:glue-point draw:id="19" svg:x="-5cm" svg:y="2.407cm"/>
          <text:p text:style-name="P2">px:nordic-epub3-store.ste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0.2cm" svg:height="2.274cm" svg:x="17.3cm" svg:y="32.726cm">
          <draw:glue-point draw:id="4" svg:x="-3.852cm" svg:y="-5cm"/>
          <draw:glue-point draw:id="5" svg:x="-2.622cm" svg:y="-5cm"/>
          <draw:glue-point draw:id="6" svg:x="-1.311cm" svg:y="-5cm"/>
          <draw:glue-point draw:id="7" svg:x="2.459cm" svg:y="-5cm"/>
          <draw:glue-point draw:id="8" svg:x="3.688cm" svg:y="-5cm"/>
          <draw:glue-point draw:id="9" svg:x="1.311cm" svg:y="-5cm"/>
          <draw:glue-point draw:id="10" svg:x="-2.54cm" svg:y="5cm"/>
          <draw:glue-point draw:id="11" svg:x="-1.229cm" svg:y="5cm"/>
          <draw:glue-point draw:id="12" svg:x="-3.77cm" svg:y="5cm"/>
          <draw:glue-point draw:id="13" svg:x="2.622cm" svg:y="5cm"/>
          <draw:glue-point draw:id="14" svg:x="1.393cm" svg:y="5cm"/>
          <draw:glue-point draw:id="15" svg:x="3.852cm" svg:y="5cm"/>
          <draw:glue-point draw:id="16" svg:x="5cm" svg:y="2.777cm"/>
          <draw:glue-point draw:id="17" svg:x="5cm" svg:y="-2.407cm"/>
          <draw:glue-point draw:id="18" svg:x="-5cm" svg:y="-2.407cm"/>
          <draw:glue-point draw:id="19" svg:x="-5cm" svg:y="2.407cm"/>
          <text:p text:style-name="P2">px:nordic-epub3-validate.step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4" draw:text-style-name="P2" draw:layer="layout" svg:x1="20.171cm" svg:y1="4.674cm" svg:x2="20.171cm" svg:y2="8.465cm">
            <text:p text:style-name="P2">fileset</text:p>
            <text:p text:style-name="P2"/>
          </draw:line>
          <draw:line draw:style-name="gr14" draw:text-style-name="P2" draw:layer="layout" svg:x1="21.742cm" svg:y1="4.674cm" svg:x2="21.742cm" svg:y2="8.465cm">
            <text:p text:style-name="P2">in-memory</text:p>
            <text:p text:style-name="P2"/>
          </draw:line>
          <draw:line draw:style-name="gr14" draw:text-style-name="P2" draw:layer="layout" svg:x1="23.314cm" svg:y1="4.674cm" svg:x2="23.314cm" svg:y2="8.465cm">
            <text:p text:style-name="P2">report</text:p>
            <text:p text:style-name="P2"/>
          </draw:line>
          <draw:line draw:style-name="gr14" draw:text-style-name="P2" draw:layer="layout" svg:x1="24.764cm" svg:y1="4.674cm" svg:x2="24.764cm" svg:y2="8.465cm">
            <text:p text:style-name="P2">status</text:p>
            <text:p text:style-name="P2"/>
          </draw:line>
        </draw:g>
        <draw:g>
          <draw:line draw:style-name="gr14" draw:text-style-name="P2" draw:layer="layout" svg:x1="20.169cm" svg:y1="10.74cm" svg:x2="20.169cm" svg:y2="14.531cm">
            <text:p text:style-name="P2">fileset</text:p>
            <text:p text:style-name="P2"/>
          </draw:line>
          <draw:line draw:style-name="gr14" draw:text-style-name="P2" draw:layer="layout" svg:x1="21.741cm" svg:y1="10.74cm" svg:x2="21.741cm" svg:y2="14.531cm">
            <text:p text:style-name="P2">in-memory</text:p>
            <text:p text:style-name="P2"/>
          </draw:line>
          <draw:line draw:style-name="gr14" draw:text-style-name="P2" draw:layer="layout" svg:x1="23.312cm" svg:y1="10.74cm" svg:x2="23.312cm" svg:y2="14.531cm">
            <text:p text:style-name="P2">report</text:p>
            <text:p text:style-name="P2"/>
          </draw:line>
          <draw:line draw:style-name="gr14" draw:text-style-name="P2" draw:layer="layout" svg:x1="24.762cm" svg:y1="10.74cm" svg:x2="24.762cm" svg:y2="14.531cm">
            <text:p text:style-name="P2">status</text:p>
            <text:p text:style-name="P2"/>
          </draw:line>
        </draw:g>
        <draw:g>
          <draw:line draw:style-name="gr14" draw:text-style-name="P2" draw:layer="layout" svg:x1="20.169cm" svg:y1="16.805cm" svg:x2="20.169cm" svg:y2="20.596cm">
            <text:p text:style-name="P2">fileset</text:p>
            <text:p text:style-name="P2"/>
          </draw:line>
          <draw:line draw:style-name="gr14" draw:text-style-name="P2" draw:layer="layout" svg:x1="21.741cm" svg:y1="16.805cm" svg:x2="21.741cm" svg:y2="20.596cm">
            <text:p text:style-name="P2">in-memory</text:p>
            <text:p text:style-name="P2"/>
          </draw:line>
          <draw:line draw:style-name="gr14" draw:text-style-name="P2" draw:layer="layout" svg:x1="23.312cm" svg:y1="16.805cm" svg:x2="23.312cm" svg:y2="20.596cm">
            <text:p text:style-name="P2">report</text:p>
            <text:p text:style-name="P2"/>
          </draw:line>
          <draw:line draw:style-name="gr14" draw:text-style-name="P2" draw:layer="layout" svg:x1="24.762cm" svg:y1="16.805cm" svg:x2="24.762cm" svg:y2="20.596cm">
            <text:p text:style-name="P2">status</text:p>
            <text:p text:style-name="P2"/>
          </draw:line>
        </draw:g>
        <draw:g>
          <draw:line draw:style-name="gr14" draw:text-style-name="P2" draw:layer="layout" svg:x1="20.167cm" svg:y1="22.87cm" svg:x2="20.167cm" svg:y2="26.661cm">
            <text:p text:style-name="P2">fileset</text:p>
            <text:p text:style-name="P2"/>
          </draw:line>
          <draw:line draw:style-name="gr14" draw:text-style-name="P2" draw:layer="layout" svg:x1="21.739cm" svg:y1="22.87cm" svg:x2="21.739cm" svg:y2="26.661cm">
            <text:p text:style-name="P2">in-memory</text:p>
            <text:p text:style-name="P2"/>
          </draw:line>
          <draw:line draw:style-name="gr14" draw:text-style-name="P2" draw:layer="layout" svg:x1="23.31cm" svg:y1="22.87cm" svg:x2="23.31cm" svg:y2="26.661cm">
            <text:p text:style-name="P2">report</text:p>
            <text:p text:style-name="P2"/>
          </draw:line>
          <draw:line draw:style-name="gr14" draw:text-style-name="P2" draw:layer="layout" svg:x1="24.76cm" svg:y1="22.87cm" svg:x2="24.76cm" svg:y2="26.661cm">
            <text:p text:style-name="P2">status</text:p>
            <text:p text:style-name="P2"/>
          </draw:line>
        </draw:g>
        <draw:g>
          <draw:line draw:style-name="gr14" draw:text-style-name="P2" draw:layer="layout" svg:x1="20.165cm" svg:y1="28.935cm" svg:x2="20.165cm" svg:y2="32.726cm">
            <text:p text:style-name="P2">fileset</text:p>
            <text:p text:style-name="P2"/>
          </draw:line>
          <draw:line draw:style-name="gr14" draw:text-style-name="P2" draw:layer="layout" svg:x1="21.737cm" svg:y1="28.935cm" svg:x2="21.737cm" svg:y2="32.726cm">
            <text:p text:style-name="P2">in-memory</text:p>
            <text:p text:style-name="P2"/>
          </draw:line>
          <draw:line draw:style-name="gr14" draw:text-style-name="P2" draw:layer="layout" svg:x1="23.308cm" svg:y1="28.935cm" svg:x2="23.308cm" svg:y2="32.726cm">
            <text:p text:style-name="P2">report</text:p>
            <text:p text:style-name="P2"/>
          </draw:line>
          <draw:line draw:style-name="gr14" draw:text-style-name="P2" draw:layer="layout" svg:x1="24.758cm" svg:y1="28.935cm" svg:x2="24.758cm" svg:y2="32.726cm">
            <text:p text:style-name="P2">status</text:p>
            <text:p text:style-name="P2"/>
          </draw:line>
        </draw:g>
        <draw:line draw:style-name="gr14" draw:text-style-name="P2" draw:layer="layout" svg:x1="24.818cm" svg:y1="35cm" svg:x2="24.818cm" svg:y2="39.5cm">
          <text:p text:style-name="P2">status</text:p>
          <text:p text:style-name="P2"/>
        </draw:line>
        <draw:line draw:style-name="gr15" draw:text-style-name="P2" draw:layer="layout" svg:x1="13.622cm" svg:y1="33.874cm" svg:x2="17.301cm" svg:y2="33.874cm">
          <text:p text:style-name="P2">report</text:p>
          <text:p text:style-name="P2"/>
        </draw:line>
        <draw:custom-shape draw:style-name="gr6" draw:text-style-name="P2" draw:layer="layout" svg:width="10.2cm" svg:height="2.274cm" svg:x="3.4cm" svg:y="32.7cm">
          <draw:glue-point draw:id="4" svg:x="-3.852cm" svg:y="-5cm"/>
          <draw:glue-point draw:id="5" svg:x="-2.622cm" svg:y="-5cm"/>
          <draw:glue-point draw:id="6" svg:x="-1.311cm" svg:y="-5cm"/>
          <draw:glue-point draw:id="7" svg:x="2.459cm" svg:y="-5cm"/>
          <draw:glue-point draw:id="8" svg:x="3.688cm" svg:y="-5cm"/>
          <draw:glue-point draw:id="9" svg:x="1.311cm" svg:y="-5cm"/>
          <draw:glue-point draw:id="10" svg:x="-2.54cm" svg:y="5cm"/>
          <draw:glue-point draw:id="11" svg:x="-1.229cm" svg:y="5cm"/>
          <draw:glue-point draw:id="12" svg:x="-3.77cm" svg:y="5cm"/>
          <draw:glue-point draw:id="13" svg:x="2.622cm" svg:y="5cm"/>
          <draw:glue-point draw:id="14" svg:x="1.393cm" svg:y="5cm"/>
          <draw:glue-point draw:id="15" svg:x="3.852cm" svg:y="5cm"/>
          <draw:glue-point draw:id="16" svg:x="5cm" svg:y="2.777cm"/>
          <draw:glue-point draw:id="17" svg:x="5cm" svg:y="-2.407cm"/>
          <draw:glue-point draw:id="18" svg:x="-5cm" svg:y="-2.407cm"/>
          <draw:glue-point draw:id="19" svg:x="-5cm" svg:y="2.407cm"/>
          <text:p text:style-name="P2">px:nordic-format-html-repo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8.2cm" svg:y1="35cm" svg:x2="8.2cm" svg:y2="39.5cm">
          <text:p text:style-name="P2">html-report</text:p>
          <text:p text:style-name="P2"/>
        </draw:line>
        <draw:connector draw:style-name="gr16" draw:text-style-name="P2" draw:layer="layout" svg:x1="9.7cm" svg:y1="6.65cm" svg:x2="17.3cm" svg:y2="3.537cm" draw:start-shape="id1" draw:end-shape="id2" svg:d="M9700 6650h3800v-3113h3800" svg:viewBox="0 0 7601 3114">
          <text:p/>
        </draw:connector>
        <draw:connector draw:style-name="gr16" draw:text-style-name="P2" draw:layer="layout" svg:x1="9.7cm" svg:y1="6.65cm" svg:x2="17.3cm" svg:y2="9.602cm" draw:start-shape="id1" draw:end-shape="id3" svg:d="M9700 6650h3800v2952h3800" svg:viewBox="0 0 7601 2953">
          <text:p/>
        </draw:connector>
        <draw:connector draw:style-name="gr16" draw:text-style-name="P2" draw:layer="layout" svg:x1="9.7cm" svg:y1="6.65cm" svg:x2="17.3cm" svg:y2="15.667cm" draw:start-shape="id1" draw:end-shape="id4" svg:d="M9700 6650h3800v9017h3800" svg:viewBox="0 0 7601 9018">
          <text:p/>
        </draw:connector>
        <draw:connector draw:style-name="gr16" draw:text-style-name="P2" draw:layer="layout" svg:x1="9.7cm" svg:y1="6.65cm" svg:x2="17.3cm" svg:y2="21.732cm" draw:start-shape="id1" draw:end-shape="id5" svg:d="M9700 6650h3800v15082h3800" svg:viewBox="0 0 7601 15083">
          <text:p/>
        </draw:connector>
        <draw:connector draw:style-name="gr16" draw:text-style-name="P2" draw:layer="layout" svg:x1="9.7cm" svg:y1="6.65cm" svg:x2="17.3cm" svg:y2="27.797cm" draw:start-shape="id1" draw:end-shape="id6" svg:d="M9700 6650h3800v21147h3800" svg:viewBox="0 0 7601 21148">
          <text:p/>
        </draw:connector>
      </draw:page>
      <draw:page draw:name="page2" draw:style-name="dp1" draw:master-page-name="Standard_5f_">
        <draw:custom-shape draw:style-name="gr17" draw:text-style-name="P2" xml:id="id28" draw:id="id28" draw:layer="layout" svg:width="22.4cm" svg:height="11.1cm" svg:x="1.1cm" svg:y="14.638cm">
          <draw:glue-point draw:id="4" svg:x="-4.375cm" svg:y="-5cm"/>
          <draw:glue-point draw:id="5" svg:x="-3.75cm" svg:y="-5cm"/>
          <draw:glue-point draw:id="6" svg:x="-3.125cm" svg:y="-5cm"/>
          <draw:glue-point draw:id="7" svg:x="-2.455cm" svg:y="-5cm"/>
          <draw:glue-point draw:id="8" svg:x="-1.83cm" svg:y="-5cm"/>
          <draw:glue-point draw:id="9" svg:x="-1.16cm" svg:y="-5cm"/>
          <draw:glue-point draw:id="10" svg:x="-0.535cm" svg:y="-5cm"/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xml:id="id27" draw:id="id27" draw:layer="layout" svg:width="5.5cm" svg:height="3cm" svg:x="1.1cm" svg:y="6.5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12cm" svg:height="1.073cm" svg:x="1.2cm" svg:y="1.427cm">
          <draw:text-box>
            <text:p text:style-name="P3"><text:span text:style-name="T1">Generic chainable step template</text:span></text:p>
          </draw:text-box>
        </draw:frame>
        <draw:g xml:id="id20" draw:id="id20">
          <draw:line draw:style-name="gr2" draw:text-style-name="P2" draw:layer="layout" svg:x1="20.166cm" svg:y1="39.6cm" svg:x2="20.747cm" svg:y2="40.105cm">
            <text:p/>
          </draw:line>
          <draw:line draw:style-name="gr2" draw:text-style-name="P2" draw:layer="layout" svg:x1="20.747cm" svg:y1="40.105cm" svg:x2="21.328cm" svg:y2="39.6cm">
            <text:p/>
          </draw:line>
        </draw:g>
        <draw:frame draw:style-name="gr20" draw:text-style-name="P4" draw:layer="layout" svg:width="3.629cm" svg:height="0.962cm" svg:x="19.1cm" svg:y="40.112cm">
          <draw:text-box>
            <text:p text:style-name="P4">status.out</text:p>
          </draw:text-box>
        </draw:frame>
        <draw:frame draw:style-name="gr21" draw:layer="layout" svg:width="5.226cm" svg:height="1.1cm" svg:x="1.274cm" svg:y="8.1cm">
          <draw:text-box>
            <text:p>(+ other-options)</text:p>
          </draw:text-box>
        </draw:frame>
        <draw:custom-shape draw:style-name="gr22" draw:text-style-name="P5" xml:id="id19" draw:id="id19" draw:layer="Utforming" svg:width="10.2cm" svg:height="2.274cm" svg:x="12.1cm" svg:y="32.126cm">
          <draw:glue-point draw:id="4" svg:x="-3.852cm" svg:y="-5cm"/>
          <draw:glue-point draw:id="5" svg:x="-2.622cm" svg:y="-5cm"/>
          <draw:glue-point draw:id="6" svg:x="-1.311cm" svg:y="-5cm"/>
          <draw:glue-point draw:id="7" svg:x="2.459cm" svg:y="-5cm"/>
          <draw:glue-point draw:id="8" svg:x="3.688cm" svg:y="-5cm"/>
          <draw:glue-point draw:id="9" svg:x="1.311cm" svg:y="-5cm"/>
          <draw:glue-point draw:id="10" svg:x="-2.54cm" svg:y="5cm"/>
          <draw:glue-point draw:id="11" svg:x="-1.229cm" svg:y="5cm"/>
          <draw:glue-point draw:id="12" svg:x="-3.77cm" svg:y="5cm"/>
          <draw:glue-point draw:id="13" svg:x="2.622cm" svg:y="5cm"/>
          <draw:glue-point draw:id="14" svg:x="1.393cm" svg:y="5cm"/>
          <draw:glue-point draw:id="15" svg:x="3.852cm" svg:y="5cm"/>
          <draw:glue-point draw:id="16" svg:x="5cm" svg:y="2.777cm"/>
          <draw:glue-point draw:id="17" svg:x="5cm" svg:y="-2.407cm"/>
          <draw:glue-point draw:id="18" svg:x="-5cm" svg:y="-2.407cm"/>
          <draw:glue-point draw:id="19" svg:x="-5cm" svg:y="2.407cm"/>
          <text:p text:style-name="P5">px:validation-status</text:p>
          <draw:enhanced-geometry svg:viewBox="0 0 21600 21600" draw:mirror-horizontal="false" draw:mirror-vertical="false" draw:type="rectangle" draw:enhanced-path="M 0 0 L 21600 0 21600 21600 0 21600 0 0 Z N"/>
        </draw:custom-shape>
        <draw:g xml:id="id22" draw:id="id22">
          <draw:line draw:style-name="gr2" draw:text-style-name="P2" draw:layer="layout" svg:x1="26.33cm" svg:y1="39.476cm" svg:x2="26.911cm" svg:y2="40.076cm">
            <text:p/>
          </draw:line>
          <draw:line draw:style-name="gr2" draw:text-style-name="P2" draw:layer="layout" svg:x1="26.911cm" svg:y1="40.076cm" svg:x2="27.492cm" svg:y2="39.476cm">
            <text:p/>
          </draw:line>
        </draw:g>
        <draw:frame draw:style-name="gr3" draw:text-style-name="P4" draw:layer="layout" svg:width="3.719cm" svg:height="0.962cm" svg:x="25.081cm" svg:y="40.038cm">
          <draw:text-box>
            <text:p text:style-name="P4">report.out</text:p>
          </draw:text-box>
        </draw:frame>
        <draw:frame draw:style-name="gr23" draw:layer="layout" svg:width="3.741cm" svg:height="0.962cm" svg:x="1.259cm" svg:y="7.038cm">
          <draw:text-box>
            <text:p>assert-valid</text:p>
          </draw:text-box>
        </draw:frame>
        <draw:g xml:id="id9" draw:id="id9">
          <draw:line draw:style-name="gr2" draw:text-style-name="P2" draw:layer="layout" svg:x1="23.639cm" svg:y1="1.9cm" svg:x2="24.22cm" svg:y2="2.5cm">
            <text:p/>
          </draw:line>
          <draw:line draw:style-name="gr2" draw:text-style-name="P2" draw:layer="layout" svg:x1="24.22cm" svg:y1="2.5cm" svg:x2="24.801cm" svg:y2="1.9cm">
            <text:p/>
          </draw:line>
        </draw:g>
        <draw:frame draw:style-name="gr24" draw:text-style-name="P4" draw:layer="layout" svg:width="2.929cm" svg:height="0.962cm" svg:x="22.471cm" svg:y="1cm">
          <draw:text-box>
            <text:p text:style-name="P4">status.in</text:p>
          </draw:text-box>
        </draw:frame>
        <draw:g xml:id="id11" draw:id="id11">
          <draw:line draw:style-name="gr2" draw:text-style-name="P2" draw:layer="layout" svg:x1="14.168cm" svg:y1="1.9cm" svg:x2="14.749cm" svg:y2="2.5cm">
            <text:p/>
          </draw:line>
          <draw:line draw:style-name="gr2" draw:text-style-name="P2" draw:layer="layout" svg:x1="14.749cm" svg:y1="2.5cm" svg:x2="15.33cm" svg:y2="1.9cm">
            <text:p/>
          </draw:line>
        </draw:g>
        <draw:frame draw:style-name="gr25" draw:text-style-name="P4" draw:layer="layout" svg:width="3.219cm" svg:height="0.962cm" svg:x="13.3cm" svg:y="1cm">
          <draw:text-box>
            <text:p text:style-name="P4">fileset.in</text:p>
          </draw:text-box>
        </draw:frame>
        <draw:g xml:id="id15" draw:id="id15">
          <draw:line draw:style-name="gr2" draw:text-style-name="P2" draw:layer="layout" svg:x1="26.13cm" svg:y1="1.9cm" svg:x2="26.711cm" svg:y2="2.5cm">
            <text:p/>
          </draw:line>
          <draw:line draw:style-name="gr2" draw:text-style-name="P2" draw:layer="layout" svg:x1="26.711cm" svg:y1="2.5cm" svg:x2="27.292cm" svg:y2="1.9cm">
            <text:p/>
          </draw:line>
        </draw:g>
        <draw:frame draw:style-name="gr26" draw:text-style-name="P4" draw:layer="layout" svg:width="4.519cm" svg:height="0.962cm" svg:x="17.081cm" svg:y="0.938cm">
          <draw:text-box>
            <text:p text:style-name="P4">in-memory.in</text:p>
          </draw:text-box>
        </draw:frame>
        <draw:g xml:id="id13" draw:id="id13">
          <draw:line draw:style-name="gr2" draw:text-style-name="P2" draw:layer="layout" svg:x1="18.73cm" svg:y1="1.8cm" svg:x2="19.311cm" svg:y2="2.4cm">
            <text:p/>
          </draw:line>
          <draw:line draw:style-name="gr2" draw:text-style-name="P2" draw:layer="layout" svg:x1="19.311cm" svg:y1="2.4cm" svg:x2="19.892cm" svg:y2="1.8cm">
            <text:p/>
          </draw:line>
        </draw:g>
        <draw:frame draw:style-name="gr26" draw:text-style-name="P4" draw:layer="layout" svg:width="3.219cm" svg:height="0.962cm" svg:x="25.681cm" svg:y="0.962cm">
          <draw:text-box>
            <text:p text:style-name="P4">report.in</text:p>
          </draw:text-box>
        </draw:frame>
        <draw:g>
          <draw:line draw:style-name="gr2" draw:text-style-name="P2" draw:layer="layout" svg:x1="14.268cm" svg:y1="15.8cm" svg:x2="14.849cm" svg:y2="16.4cm">
            <text:p/>
          </draw:line>
          <draw:line draw:style-name="gr2" draw:text-style-name="P2" draw:layer="layout" svg:x1="14.849cm" svg:y1="16.4cm" svg:x2="15.43cm" svg:y2="15.8cm">
            <text:p/>
          </draw:line>
        </draw:g>
        <draw:frame draw:style-name="gr25" draw:text-style-name="P4" draw:layer="layout" svg:width="3.219cm" svg:height="0.962cm" svg:x="13.2cm" svg:y="14.9cm">
          <draw:text-box>
            <text:p text:style-name="P4">fileset.in</text:p>
          </draw:text-box>
        </draw:frame>
        <draw:frame draw:style-name="gr26" draw:text-style-name="P4" draw:layer="layout" svg:width="4.519cm" svg:height="0.962cm" svg:x="17.081cm" svg:y="14.838cm">
          <draw:text-box>
            <text:p text:style-name="P4">in-memory.in</text:p>
          </draw:text-box>
        </draw:frame>
        <draw:g>
          <draw:line draw:style-name="gr2" draw:text-style-name="P2" draw:layer="layout" svg:x1="18.73cm" svg:y1="15.8cm" svg:x2="19.311cm" svg:y2="16.4cm">
            <text:p/>
          </draw:line>
          <draw:line draw:style-name="gr2" draw:text-style-name="P2" draw:layer="layout" svg:x1="19.311cm" svg:y1="16.4cm" svg:x2="19.892cm" svg:y2="15.8cm">
            <text:p/>
          </draw:line>
        </draw:g>
        <draw:g xml:id="id12" draw:id="id12">
          <draw:line draw:style-name="gr2" draw:text-style-name="P2" draw:layer="layout" svg:x1="14.268cm" svg:y1="14.4cm" svg:x2="14.849cm" svg:y2="15cm">
            <text:p/>
          </draw:line>
          <draw:line draw:style-name="gr2" draw:text-style-name="P2" draw:layer="layout" svg:x1="14.849cm" svg:y1="15cm" svg:x2="15.43cm" svg:y2="14.4cm">
            <text:p/>
          </draw:line>
        </draw:g>
        <draw:g xml:id="id14" draw:id="id14">
          <draw:line draw:style-name="gr2" draw:text-style-name="P2" draw:layer="layout" svg:x1="18.73cm" svg:y1="14.4cm" svg:x2="19.311cm" svg:y2="15cm">
            <text:p/>
          </draw:line>
          <draw:line draw:style-name="gr2" draw:text-style-name="P2" draw:layer="layout" svg:x1="19.311cm" svg:y1="15cm" svg:x2="19.892cm" svg:y2="14.4cm">
            <text:p/>
          </draw:line>
        </draw:g>
        <draw:custom-shape draw:style-name="gr27" draw:text-style-name="P2" xml:id="id7" draw:id="id7" draw:layer="layout" svg:width="2.9cm" svg:height="1.9cm" svg:x="10.8cm" svg:y="17.1cm">
          <text:p text:style-name="P2">choos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4" draw:text-style-name="P2" draw:layer="layout" svg:x1="12.25cm" svg:y1="19cm" svg:x2="18.7cm" svg:y2="21.3cm" draw:start-shape="id7" draw:start-glue-point="6" draw:end-shape="id8" svg:d="M12250 19000v1151h6450v1149" svg:viewBox="0 0 6451 2301">
          <text:p text:style-name="P2">otherwise</text:p>
          <text:p text:style-name="P2"/>
        </draw:connector>
        <draw:connector draw:style-name="gr16" draw:text-style-name="P2" draw:layer="layout" svg:x1="24.22cm" svg:y1="2.5cm" svg:x2="13.7cm" svg:y2="18.05cm" draw:start-shape="id9" draw:start-glue-point="2" draw:end-shape="id7" draw:end-glue-point="7" svg:d="M24220 2500v15550h-10520" svg:viewBox="0 0 10521 15551">
          <text:p/>
        </draw:connector>
        <draw:connector draw:style-name="gr14" draw:text-style-name="P2" draw:layer="layout" svg:x1="10.8cm" svg:y1="18.05cm" svg:x2="5.8cm" svg:y2="21.3cm" draw:start-shape="id7" draw:start-glue-point="5" draw:end-shape="id10" draw:end-glue-point="0" svg:d="M10800 18050h-5000v3250" svg:viewBox="0 0 5001 3251">
          <text:p text:style-name="P2">status = ok</text:p>
          <text:p text:style-name="P2">or</text:p>
          <text:p text:style-name="P2"><text:s text:c="6"/>assert-valid = false</text:p>
          <text:p text:style-name="P2"/>
        </draw:connector>
        <draw:custom-shape draw:style-name="gr28" draw:text-style-name="P2" xml:id="id10" draw:id="id10" draw:layer="layout" svg:width="8.4cm" svg:height="1.5cm" svg:x="1.6cm" svg:y="21.3cm">
          <text:p text:style-name="P2">Conversion logic</text:p>
          <draw:enhanced-geometry svg:viewBox="0 0 21600 21600" draw:type="rectangle" draw:enhanced-path="M 0 0 L 21600 0 21600 21600 0 21600 0 0 Z N"/>
        </draw:custom-shape>
        <draw:custom-shape draw:style-name="gr28" draw:text-style-name="P2" xml:id="id8" draw:id="id8" draw:layer="layout" svg:width="8.4cm" svg:height="1.5cm" svg:x="14.5cm" svg:y="21.3cm">
          <text:p text:style-name="P2">Don't convert</text:p>
          <text:p text:style-name="P2">(pass input to output)</text:p>
          <draw:enhanced-geometry svg:viewBox="0 0 21600 21600" draw:type="rectangle" draw:enhanced-path="M 0 0 L 21600 0 21600 21600 0 21600 0 0 Z N"/>
        </draw:custom-shape>
        <draw:g xml:id="id23" draw:id="id23">
          <draw:line draw:style-name="gr2" draw:text-style-name="P2" draw:layer="layout" svg:x1="4.468cm" svg:y1="26.9cm" svg:x2="5.049cm" svg:y2="27.5cm">
            <text:p/>
          </draw:line>
          <draw:line draw:style-name="gr2" draw:text-style-name="P2" draw:layer="layout" svg:x1="5.049cm" svg:y1="27.5cm" svg:x2="5.63cm" svg:y2="26.9cm">
            <text:p/>
          </draw:line>
        </draw:g>
        <draw:frame draw:style-name="gr25" draw:text-style-name="P4" draw:layer="layout" svg:width="3.219cm" svg:height="0.962cm" svg:x="3.4cm" svg:y="26cm">
          <draw:text-box>
            <text:p text:style-name="P4">fileset.out</text:p>
          </draw:text-box>
        </draw:frame>
        <draw:g xml:id="id18" draw:id="id18">
          <draw:line draw:style-name="gr2" draw:text-style-name="P2" draw:layer="layout" svg:x1="17.93cm" svg:y1="26.9cm" svg:x2="18.511cm" svg:y2="27.5cm">
            <text:p/>
          </draw:line>
          <draw:line draw:style-name="gr2" draw:text-style-name="P2" draw:layer="layout" svg:x1="18.511cm" svg:y1="27.5cm" svg:x2="19.092cm" svg:y2="26.9cm">
            <text:p/>
          </draw:line>
        </draw:g>
        <draw:frame draw:style-name="gr26" draw:text-style-name="P4" draw:layer="layout" svg:width="4.519cm" svg:height="0.962cm" svg:x="7.781cm" svg:y="25.938cm">
          <draw:text-box>
            <text:p text:style-name="P4">in-memory.out</text:p>
          </draw:text-box>
        </draw:frame>
        <draw:g xml:id="id25" draw:id="id25">
          <draw:line draw:style-name="gr2" draw:text-style-name="P2" draw:layer="layout" svg:x1="9.43cm" svg:y1="26.9cm" svg:x2="10.011cm" svg:y2="27.5cm">
            <text:p/>
          </draw:line>
          <draw:line draw:style-name="gr2" draw:text-style-name="P2" draw:layer="layout" svg:x1="10.011cm" svg:y1="27.5cm" svg:x2="10.592cm" svg:y2="26.9cm">
            <text:p/>
          </draw:line>
        </draw:g>
        <draw:frame draw:style-name="gr3" draw:text-style-name="P4" draw:layer="layout" svg:width="3.719cm" svg:height="0.962cm" svg:x="16.681cm" svg:y="25.962cm">
          <draw:text-box>
            <text:p text:style-name="P4">report.out</text:p>
          </draw:text-box>
        </draw:frame>
        <draw:g>
          <draw:line draw:style-name="gr2" draw:text-style-name="P2" draw:layer="layout" svg:x1="4.468cm" svg:y1="25.5cm" svg:x2="5.049cm" svg:y2="26.1cm">
            <text:p/>
          </draw:line>
          <draw:line draw:style-name="gr2" draw:text-style-name="P2" draw:layer="layout" svg:x1="5.049cm" svg:y1="26.1cm" svg:x2="5.63cm" svg:y2="25.5cm">
            <text:p/>
          </draw:line>
        </draw:g>
        <draw:g>
          <draw:line draw:style-name="gr2" draw:text-style-name="P2" draw:layer="layout" svg:x1="17.93cm" svg:y1="25.5cm" svg:x2="18.511cm" svg:y2="26.1cm">
            <text:p/>
          </draw:line>
          <draw:line draw:style-name="gr2" draw:text-style-name="P2" draw:layer="layout" svg:x1="18.511cm" svg:y1="26.1cm" svg:x2="19.092cm" svg:y2="25.5cm">
            <text:p/>
          </draw:line>
        </draw:g>
        <draw:g>
          <draw:line draw:style-name="gr2" draw:text-style-name="P2" draw:layer="layout" svg:x1="9.43cm" svg:y1="25.5cm" svg:x2="10.011cm" svg:y2="26.1cm">
            <text:p/>
          </draw:line>
          <draw:line draw:style-name="gr2" draw:text-style-name="P2" draw:layer="layout" svg:x1="10.011cm" svg:y1="26.1cm" svg:x2="10.592cm" svg:y2="25.5cm">
            <text:p/>
          </draw:line>
        </draw:g>
        <draw:connector draw:style-name="gr16" draw:text-style-name="P2" draw:layer="layout" draw:type="lines" svg:x1="14.749cm" svg:y1="2.5cm" svg:x2="14.849cm" svg:y2="14.4cm" draw:start-shape="id11" draw:start-glue-point="2" draw:end-shape="id12" draw:end-glue-point="0" svg:d="M14749 2500v501l100 10898v501" svg:viewBox="0 0 101 11901">
          <text:p/>
        </draw:connector>
        <draw:connector draw:style-name="gr16" draw:text-style-name="P2" draw:layer="layout" draw:type="lines" svg:x1="19.311cm" svg:y1="2.4cm" svg:x2="19.311cm" svg:y2="14.4cm" draw:start-shape="id13" draw:start-glue-point="2" draw:end-shape="id14" draw:end-glue-point="0" svg:d="M19311 2400v501 10998 501" svg:viewBox="0 0 1 12001">
          <text:p/>
        </draw:connector>
        <draw:connector draw:style-name="gr16" draw:text-style-name="P2" draw:layer="layout" draw:type="lines" svg:x1="26.711cm" svg:y1="2.5cm" svg:x2="26.8cm" svg:y2="28.9cm" draw:start-shape="id15" draw:start-glue-point="2" draw:end-shape="id16" svg:d="M26711 2500v501l89 25398v501" svg:viewBox="0 0 90 26401">
          <text:p/>
        </draw:connector>
        <draw:connector draw:style-name="gr16" draw:text-style-name="P2" draw:layer="layout" svg:x1="24.22cm" svg:y1="2.5cm" svg:x2="22.5cm" svg:y2="36.75cm" draw:start-shape="id9" draw:start-glue-point="2" draw:end-shape="id17" draw:end-glue-point="7" svg:d="M24220 2500v34250h-1720" svg:viewBox="0 0 1721 34251">
          <text:p/>
        </draw:connector>
        <draw:connector draw:style-name="gr16" draw:text-style-name="P2" xml:id="id21" draw:id="id21" draw:layer="layout" draw:type="lines" svg:x1="18.511cm" svg:y1="27.5cm" svg:x2="18.537cm" svg:y2="32.126cm" draw:start-shape="id18" draw:start-glue-point="2" draw:end-shape="id19" draw:end-glue-point="9" svg:d="M18511 27500v501l26 3624v501" svg:viewBox="0 0 27 4627">
          <text:p/>
        </draw:connector>
        <draw:custom-shape draw:style-name="gr29" draw:text-style-name="P2" xml:id="id17" draw:id="id17" draw:layer="layout" svg:width="3.6cm" svg:height="1.9cm" svg:x="18.9cm" svg:y="35.8cm">
          <text:p text:style-name="P2">combin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6" draw:text-style-name="P2" draw:layer="layout" svg:x1="17.2cm" svg:y1="34.4cm" svg:x2="18.9cm" svg:y2="36.75cm" draw:start-shape="id19" draw:start-glue-point="2" draw:end-shape="id17" draw:end-glue-point="5" svg:d="M17200 34400v2350h1700" svg:viewBox="0 0 1701 2351">
          <text:p/>
        </draw:connector>
        <draw:connector draw:style-name="gr14" draw:text-style-name="P6" draw:layer="layout" draw:type="lines" svg:x1="20.7cm" svg:y1="37.7cm" svg:x2="20.747cm" svg:y2="39.6cm" draw:start-shape="id17" draw:start-glue-point="6" draw:end-shape="id20" draw:end-glue-point="0" svg:d="M20700 37700v502l47 897v501" svg:viewBox="0 0 48 1901">
          <text:p text:style-name="P6"/>
        </draw:connector>
        <draw:custom-shape draw:style-name="gr29" draw:text-style-name="P2" xml:id="id16" draw:id="id16" draw:layer="layout" svg:width="3.6cm" svg:height="1.9cm" svg:x="25cm" svg:y="28.9cm">
          <text:p text:style-name="P2">appen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6" draw:text-style-name="P2" draw:layer="layout" draw:type="lines" svg:x1="18.524cm" svg:y1="29.813cm" svg:x2="25cm" svg:y2="29.85cm" draw:start-shape="id21" draw:start-glue-point="0" draw:end-shape="id16" draw:end-glue-point="5" svg:d="M18524 29813h663l5312 37h501" svg:viewBox="0 0 6477 38">
          <text:p/>
        </draw:connector>
        <draw:connector draw:style-name="gr16" draw:text-style-name="P2" draw:layer="layout" draw:type="lines" svg:x1="26.8cm" svg:y1="30.8cm" svg:x2="26.911cm" svg:y2="39.476cm" draw:start-shape="id16" draw:start-glue-point="2" draw:end-shape="id22" draw:end-glue-point="0" svg:d="M26800 30800v502l111 7673v501" svg:viewBox="0 0 112 8677">
          <text:p/>
        </draw:connector>
        <draw:frame draw:style-name="gr25" draw:text-style-name="P4" draw:layer="layout" svg:width="3.219cm" svg:height="0.962cm" svg:x="3.4cm" svg:y="40.1cm">
          <draw:text-box>
            <text:p text:style-name="P4">fileset.out</text:p>
          </draw:text-box>
        </draw:frame>
        <draw:frame draw:style-name="gr26" draw:text-style-name="P4" draw:layer="layout" svg:width="4.519cm" svg:height="0.962cm" svg:x="7.781cm" svg:y="40.038cm">
          <draw:text-box>
            <text:p text:style-name="P4">in-memory.out</text:p>
          </draw:text-box>
        </draw:frame>
        <draw:g xml:id="id24" draw:id="id24">
          <draw:line draw:style-name="gr2" draw:text-style-name="P2" draw:layer="layout" svg:x1="4.468cm" svg:y1="39.6cm" svg:x2="5.049cm" svg:y2="40.2cm">
            <text:p/>
          </draw:line>
          <draw:line draw:style-name="gr2" draw:text-style-name="P2" draw:layer="layout" svg:x1="5.049cm" svg:y1="40.2cm" svg:x2="5.63cm" svg:y2="39.6cm">
            <text:p/>
          </draw:line>
        </draw:g>
        <draw:g xml:id="id26" draw:id="id26">
          <draw:line draw:style-name="gr2" draw:text-style-name="P2" draw:layer="layout" svg:x1="9.43cm" svg:y1="39.6cm" svg:x2="10.011cm" svg:y2="40.2cm">
            <text:p/>
          </draw:line>
          <draw:line draw:style-name="gr2" draw:text-style-name="P2" draw:layer="layout" svg:x1="10.011cm" svg:y1="40.2cm" svg:x2="10.592cm" svg:y2="39.6cm">
            <text:p/>
          </draw:line>
        </draw:g>
        <draw:connector draw:style-name="gr16" draw:text-style-name="P2" draw:layer="layout" draw:type="lines" svg:x1="5.049cm" svg:y1="27.5cm" svg:x2="5.049cm" svg:y2="39.6cm" draw:start-shape="id23" draw:start-glue-point="2" draw:end-shape="id24" draw:end-glue-point="0" svg:d="M5049 27500v501 11098 501" svg:viewBox="0 0 1 12101">
          <text:p/>
        </draw:connector>
        <draw:connector draw:style-name="gr16" draw:text-style-name="P2" draw:layer="layout" draw:type="lines" svg:x1="10.011cm" svg:y1="27.5cm" svg:x2="10.011cm" svg:y2="39.6cm" draw:start-shape="id25" draw:start-glue-point="2" draw:end-shape="id26" draw:end-glue-point="0" svg:d="M10011 27500v501 11098 501" svg:viewBox="0 0 1 12101">
          <text:p/>
        </draw:connector>
        <draw:connector draw:style-name="gr16" draw:text-style-name="P2" draw:layer="layout" draw:type="lines" svg:x1="3.85cm" svg:y1="9.5cm" svg:x2="3.9cm" svg:y2="14.638cm" draw:start-shape="id27" draw:start-glue-point="2" draw:end-shape="id28" draw:end-glue-point="5" svg:d="M3850 9500v501l50 4136v501" svg:viewBox="0 0 51 51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none" draw:fill-gradient-name="Gradient_20_7" draw:fill-hatch-name="Hatching_20_1" draw:fill-image-name="Bitmap_20_1" draw:fill-image-width="0cm" draw:fill-image-height="0cm" draw:measure-align="automatic" draw:measure-vertical-align="automatic"/>
    </style:style>
    <style:style style:name="Objekt_20_uten_20_fyll_20_og_20_linjer" style:display-name="Objekt uten fyll og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  <style:master-page style:name="Standard_5f_" style:display-name="Standard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tein Jacobsen</meta:initial-creator>
    <meta:creation-date>2015-01-12T11:09:37.426117437</meta:creation-date>
    <dc:date>2015-01-12T15:05:23.191603499</dc:date>
    <dc:creator>Jostein Jacobsen</dc:creator>
    <meta:editing-duration>PT2H6M54S</meta:editing-duration>
    <meta:editing-cycles>7</meta:editing-cycles>
    <meta:generator>LibreOffice/4.3.3.2$Linux_X86_64 LibreOffice_project/430m0$Build-2</meta:generator>
    <meta:document-statistic meta:object-count="150"/>
  </office:meta>
</office:document-meta>
</file>